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1A – Java</text:p>
      <text:p text:style-name="P1">Agenda for 2/29/2016 </text:p>
      <text:p text:style-name="P1">by Kushlani Jayasinha</text:p>
      <text:p text:style-name="P1"/>
      <text:p text:style-name="P3">Finalize (10 mins)</text:p>
      <text:p text:style-name="P2"/>
      <text:p text:style-name="P2">Schedule</text:p>
      <text:p text:style-name="P2">Contract</text:p>
      <text:p text:style-name="P2"/>
      <text:p text:style-name="P3">File sharing and version control (30 mins)</text:p>
      <text:p text:style-name="P2"/>
      <text:p text:style-name="P2">Google Docs – get everyone upto speed</text:p>
      <text:p text:style-name="P2">Slack – are we going to do it?</text:p>
      <text:p text:style-name="P2">GitHub</text:p>
      <text:p text:style-name="P2"/>
      <text:p text:style-name="P3">input on Deliverables for Thursday</text:p>
      <text:p text:style-name="P3"/>
      <text:p text:style-name="P4">Skeleton</text:p>
      <text:p text:style-name="P4">Classes </text:p>
      <text:p text:style-name="P4">UI</text:p>
      <text:p text:style-name="P4"/>
      <text:p text:style-name="P4"><text:span text:style-name="T1">Looking ahead</text:span> </text:p>
      <text:p text:style-name="P4"/>
      <text:p text:style-name="P4">Task 3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xhlani Jayasinya</meta:initial-creator>
    <meta:creation-date>2016-02-29T08:54:15.13</meta:creation-date>
    <meta:document-statistic meta:table-count="0" meta:image-count="0" meta:object-count="0" meta:page-count="1" meta:paragraph-count="16" meta:word-count="50" meta:character-count="275"/>
    <dc:date>2016-02-29T09:03:40.04</dc:date>
    <dc:creator>Kuxhlani Jayasinya</dc:creator>
    <meta:editing-duration>PT9M25S</meta:editing-duration>
    <meta:editing-cycles>1</meta:editing-cycles>
    <meta:generator>OpenOffice/4.0.1$Win32 OpenOffice.org_project/401m5$Build-9714</meta:generator>
  </office:meta>
</office:document-meta>
</file>